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53d48" officeooo:paragraph-rsid="00053d48"/>
    </style:style>
    <style:style style:name="P2" style:family="paragraph" style:parent-style-name="Standard">
      <style:text-properties style:font-name="Liberation Sans" officeooo:rsid="0006a165" officeooo:paragraph-rsid="0006a165"/>
    </style:style>
    <style:style style:name="P3" style:family="paragraph" style:parent-style-name="Standard">
      <style:paragraph-properties fo:break-before="page"/>
      <style:text-properties style:font-name="Liberation Sans" officeooo:rsid="0006a165" officeooo:paragraph-rsid="0006a165"/>
    </style:style>
    <style:style style:name="P4" style:family="paragraph" style:parent-style-name="Standard">
      <style:text-properties style:font-name="Liberation Sans" officeooo:rsid="0006a165" officeooo:paragraph-rsid="00137e9e"/>
    </style:style>
    <style:style style:name="P5" style:family="paragraph" style:parent-style-name="Standard">
      <style:text-properties style:font-name="Liberation Sans" officeooo:rsid="0006ea0e" officeooo:paragraph-rsid="0006ea0e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53d48" officeooo:paragraph-rsid="00053d48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Liberation Sans" fo:font-size="12pt" officeooo:rsid="0006a165" officeooo:paragraph-rsid="0006a165" style:font-size-asian="12pt" style:font-size-complex="12pt"/>
    </style:style>
    <style:style style:name="P8" style:family="paragraph" style:parent-style-name="Standard">
      <style:text-properties fo:color="#2f3291" loext:opacity="100%" style:font-name="Liberation Sans" officeooo:rsid="0006ea0e" officeooo:paragraph-rsid="0008cb37"/>
    </style:style>
    <style:style style:name="P9" style:family="paragraph" style:parent-style-name="Standard">
      <style:text-properties fo:color="#2f3291" loext:opacity="100%" style:font-name="Liberation Sans" officeooo:rsid="0008cb37" officeooo:paragraph-rsid="0008cb37"/>
    </style:style>
    <style:style style:name="P10" style:family="paragraph" style:parent-style-name="Standard">
      <style:text-properties fo:color="#2f3291" loext:opacity="100%" style:font-name="Liberation Sans" officeooo:rsid="000b3068" officeooo:paragraph-rsid="000b3068"/>
    </style:style>
    <style:style style:name="P11" style:family="paragraph" style:parent-style-name="Standard">
      <style:text-properties fo:color="#2f3291" loext:opacity="100%" style:font-name="Liberation Sans" fo:font-style="italic" officeooo:rsid="000b3068" officeooo:paragraph-rsid="000b3068" style:font-style-asian="italic" style:font-style-complex="italic"/>
    </style:style>
    <style:style style:name="P12" style:family="paragraph" style:parent-style-name="Standard">
      <style:text-properties fo:color="#2f3291" loext:opacity="100%" style:font-name="Liberation Sans" fo:font-style="italic" officeooo:rsid="000b3068" officeooo:paragraph-rsid="000d2f27" style:font-style-asian="italic" style:font-style-complex="italic"/>
    </style:style>
    <style:style style:name="P13" style:family="paragraph" style:parent-style-name="Standard">
      <style:text-properties fo:color="#2f3291" loext:opacity="100%" style:font-name="Liberation Sans" fo:font-size="12pt" officeooo:rsid="0006a165" officeooo:paragraph-rsid="0006a165" fo:background-color="transparent" style:font-size-asian="12pt" style:font-size-complex="12pt"/>
    </style:style>
    <style:style style:name="P14" style:family="paragraph" style:parent-style-name="Standard">
      <style:text-properties fo:color="#2f3291" loext:opacity="100%" style:font-name="Liberation Sans" fo:font-size="12pt" fo:font-weight="normal" officeooo:rsid="000dc887" officeooo:paragraph-rsid="000dc887" fo:background-color="transparent" style:font-size-asian="12pt" style:font-size-complex="12pt"/>
    </style:style>
    <style:style style:name="P15" style:family="paragraph" style:parent-style-name="Standard">
      <style:text-properties fo:color="#2f3291" loext:opacity="100%" style:font-name="Liberation Sans" fo:font-size="12pt" fo:font-weight="normal" officeooo:rsid="000f294c" officeooo:paragraph-rsid="000f294c" fo:background-color="transparent" style:font-size-asian="12pt" style:font-size-complex="12pt"/>
    </style:style>
    <style:style style:name="P16" style:family="paragraph" style:parent-style-name="Standard">
      <style:text-properties fo:color="#2f3291" loext:opacity="100%" style:font-name="Liberation Sans" officeooo:rsid="001934dd" officeooo:paragraph-rsid="001934dd"/>
    </style:style>
    <style:style style:name="P17" style:family="paragraph" style:parent-style-name="Standard">
      <style:text-properties fo:color="#2f3291" loext:opacity="100%" style:font-name="Liberation Sans" fo:font-size="12pt" fo:font-weight="normal" officeooo:rsid="000dc887" officeooo:paragraph-rsid="000dc887" fo:background-color="transparent" style:font-size-asian="12pt" style:font-size-complex="12pt"/>
    </style:style>
    <style:style style:name="P18" style:family="paragraph" style:parent-style-name="Standard">
      <style:text-properties fo:color="#2f3291" loext:opacity="100%" style:font-name="Liberation Sans" officeooo:rsid="0006ea0e" officeooo:paragraph-rsid="0006ea0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cca0"/>
    </style:style>
    <style:style style:name="T3" style:family="text">
      <style:text-properties fo:color="#2f3291" loext:opacity="100%"/>
    </style:style>
    <style:style style:name="T4" style:family="text">
      <style:text-properties fo:color="#2f3291" loext:opacity="100%" officeooo:rsid="001cf5db"/>
    </style:style>
    <style:style style:name="T5" style:family="text">
      <style:text-properties officeooo:rsid="0008cb37"/>
    </style:style>
    <style:style style:name="T6" style:family="text">
      <style:text-properties officeooo:rsid="00097e75"/>
    </style:style>
    <style:style style:name="T7" style:family="text">
      <style:text-properties fo:font-weight="normal"/>
    </style:style>
    <style:style style:name="T8" style:family="text">
      <style:text-properties fo:font-weight="normal" officeooo:rsid="000dc887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adc48"/>
    </style:style>
    <style:style style:name="T11" style:family="text">
      <style:text-properties officeooo:rsid="001c386a"/>
    </style:style>
    <style:style style:name="T12" style:family="text">
      <style:text-properties officeooo:rsid="001c68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<text:span text:style-name="T5">C</text:span>IOS UD 3.1</text:p>
      <text:p text:style-name="P1"/>
      <text:p text:style-name="P1">1. ¿Cuáles son las principales diferencias principales entre utilizar @import o &lt;link&gt;</text:p>
      <text:p text:style-name="P1">para una hoja de estilos externa?</text:p>
      <text:p text:style-name="P9">@import es un elemento CSS (y por tanto debe ser usado en un archivo CSS, para ser usado en HTML debe estar entre etiquetas &lt;style&gt;) y &lt;link&gt; es una etiqueta HTML que sirve para enlazar algo al documento como por ejemplo hojas de estilo CSS o scripts Javascript.</text:p>
      <text:p text:style-name="P1"/>
      <text:p text:style-name="P1"/>
      <text:p text:style-name="P1">2. Descarga el archivo normalize.css de <text:a xlink:type="simple" xlink:href="https://necolas.github.io/normalize.css/" text:style-name="Internet_20_link" text:visited-style-name="Visited_20_Internet_20_Link"><text:span text:style-name="T1">https://necolas.github.io/normalize.css/</text:span></text:a> ,</text:p>
      <text:p text:style-name="P1">analízalo y responde a las siguientes cuestiones:</text:p>
      <text:p text:style-name="P1"/>
      <text:p text:style-name="P1">a) Busca e indica al menos 3 “correcciones” de los estilos que tienen por defecto</text:p>
      <text:p text:style-name="P1">los navegadores web.</text:p>
      <text:p text:style-name="P9">1. La altura de línea viene por defecto a 1.15 (se corrige a 1).</text:p>
      <text:p text:style-name="P9"/>
      <text:p text:style-name="P9">2. Corrección del margin y el tamaño de letra de los h1 contenidos en article/section en Chrome, Firefox y Safari.</text:p>
      <text:p text:style-name="P9"/>
      <text:p text:style-name="P9">3. <text:span text:style-name="T6">Reset de los margin en todos los navegadores a 0.</text:span></text:p>
      <text:p text:style-name="P1"/>
      <text:p text:style-name="P1">b) ¿Te parece útil este archivo? Razona tu respuesta.</text:p>
      <text:p text:style-name="P9">Si, es muy útil, tengo usado rectificaciones parecidas pero desconocía su existencia.</text:p>
      <text:p text:style-name="P1"/>
      <text:p text:style-name="P1"/>
      <text:p text:style-name="P1">3. Busca tres propiedades CSS que necesiten de prefijo para que pueda ser soportada por los principales navegadores web. Chequea su compatibilidad en <text:a xlink:type="simple" xlink:href="https://caniuse.com/" text:style-name="Internet_20_link" text:visited-style-name="Visited_20_Internet_20_Link"><text:span text:style-name="T1">https://caniuse.com/</text:span></text:a></text:p>
      <text:p text:style-name="P11"/>
      <text:p text:style-name="P10">1. <text:span text:style-name="T12">user-drag</text:span></text:p>
      <text:p text:style-name="P10">2. <text:span text:style-name="T10">box-sizing</text:span></text:p>
      <text:p text:style-name="P10">3. <text:span text:style-name="T11">box-reflect</text:span></text:p>
      <text:p text:style-name="P10"/>
      <text:p text:style-name="P12">*A dia de hoy hay contadas cosas que requieran prefijo y se usen habitualmente, he enumerado las que en algún momento lo necesitaron (pero ya no es necesario).</text:p>
      <text:p text:style-name="P1"/>
      <text:p text:style-name="P1"/>
      <text:p text:style-name="P2">4. Detecta y corrige los errores que aparecen en el siguiente código para que funcione corr<text:span text:style-name="T9">ectamente. Determina la salida del código.</text:span></text:p>
      <text:p text:style-name="P7"/>
      <text:p text:style-name="P13"><text:span text:style-name="T8">1. </text:span><text:span text:style-name="T7">Había varios ':' en lugar de ';' que provocaban un incorrecto comportamiento en el código CSS.</text:span></text:p>
      <text:p text:style-name="P14"/>
      <text:p text:style-name="P14">2. La hoja de estilos CSS no estaba enlazada.</text:p>
      <text:p text:style-name="P14"/>
      <text:p text:style-name="P15">3. La linea con el &lt;link&gt; de enlace a la hoja de estilos contenía comillas inversas en lugar de comillas dobles además de faltar varias de las comillas. Adjunto una versión corregida del código.</text:p>
      <text:p text:style-name="P7"/>
      <text:p text:style-name="P7"/>
      <text:p text:style-name="P3"><text:span text:style-name="T9">5. Un sitio web está compuesto por u</text:span>n conjunto de páginas:</text:p>
      <text:p text:style-name="P2"><text:tab/>• Menu.html</text:p>
      <text:p text:style-name="P2"><text:tab/>• Noticias.html</text:p>
      <text:p text:style-name="P2"><text:tab/>• FormularioContacto.html</text:p>
      <text:p text:style-name="P2"/>
      <text:p text:style-name="P2">Se desea que desde la página de “Menu.html” se pueda acceder directamente a las</text:p>
      <text:p text:style-name="P2">otras dos páginas, a través de dos botones. En cambio, desde Noticias.html y</text:p>
      <text:p text:style-name="P2">FormularioContacto.html solo será posible regresar a la página de inicio, Menu.html,</text:p>
      <text:p text:style-name="P2">a través de un botón. Escribe el código HTML necesario para crear este programa.</text:p>
      <text:p text:style-name="P2"/>
      <text:p text:style-name="P2"/>
      <text:p text:style-name="P2">6. Añade, en el sitio web anterior, una página “Fotos.html”, a la cual se tendrá acceso</text:p>
      <text:p text:style-name="P2">desde “Menu.html” y “FormularioContacto.html”, a través del texto: ‘Galería de</text:p>
      <text:p text:style-name="P2">imágenes’. Esta nueva página va a contener, al menos, tres imágenes y un título</text:p>
      <text:p text:style-name="P2">para cada una de ellas. Las imágenes deben estar contenidas en una carpeta</text:p>
      <text:p text:style-name="P2">independiente llamada: “Fotos”, que debe estar situada dentro de la carpeta central</text:p>
      <text:p text:style-name="P2">donde están los ficheros HTML. Crea la estructura de carpetas pedida, escribe el código de la página “Fotos.html”, y reescribe los dos ficheros anteriores para cumplir con las nuevas especificaciones.</text:p>
      <text:p text:style-name="P2"/>
      <text:p text:style-name="P2"/>
      <text:p text:style-name="P2">8. Diseña y escribe un programa en HTML5 y CSS3 que tenga tres columnas del mismo</text:p>
      <text:p text:style-name="P4">tamaño. Además, el color de fondo de la página debe ser verde con una transparencia del 40%.</text:p>
      <text:p text:style-name="P4"/>
      <text:p text:style-name="P4"/>
      <text:p text:style-name="P4">9. Escribe un fichero HTML sencillo, compuesto por la cabecera, cuerpo, menú de navegación, barra lateral y pie de página. Dentro del cuerpo, añade dos elementos de tipo párrafo y una imagen. Crea una hoja de estilo y, a través del elemento ‘@media’, aplica el siguiente estilo:</text:p>
      <text:p text:style-name="P2"/>
      <text:p text:style-name="P2">a) Los párrafos tienen que aparecer en negrita y con un tamaño de 20px en cualquier dispositivo.</text:p>
      <text:p text:style-name="P2"/>
      <text:p text:style-name="P2">b) Las imágenes deben aparecer centradas sólo cuando se muestran en pantalla.</text:p>
      <text:p text:style-name="P2"/>
      <text:p text:style-name="P2">c) Tanto los párrafos como las imágenes tienen que aparecer a la izquierda en todos los dispositivos, salvo el caso especificado en el punto anterior para las imágenes en pantalla.</text:p>
      <text:p text:style-name="P2"/>
      <text:p text:style-name="P2">d) Cuando el usuario imprima la página, no se imprima el &lt;header&gt;, el &lt;footer&gt;, el &lt;nav&gt;, ni el &lt;aside&gt;.</text:p>
      <text:p text:style-name="P2"/>
      <text:p text:style-name="P2"/>
      <text:p text:style-name="P2"/>
      <text:p text:style-name="P3">10. Escribe un nuevo fichero HTML, como el de la actividad anterior, compuesto por la cabecera y el cuerpo. Incorpora dos elementos de tipo párrafo y una imagen. Crea las hojas de estilo que consideres oportunas y a través de la opción @import da los siguientes formatos a los elementos creados en función del medio:</text:p>
      <text:p text:style-name="P2"/>
      <text:p text:style-name="P2">▪ Los párrafos tienen que aparecer en negrita y con un tamaño de 20px en</text:p>
      <text:p text:style-name="P2">cualquier dispositivo.</text:p>
      <text:p text:style-name="P2"/>
      <text:p text:style-name="P2">▪ Las imágenes deben aparecer centradas sólo cuando se muestran en</text:p>
      <text:p text:style-name="P2">pantalla.</text:p>
      <text:p text:style-name="P2"/>
      <text:p text:style-name="P2">▪ Tanto los párrafos como las imágenes tienen que aparecer a la izquierda en</text:p>
      <text:p text:style-name="P2">todos los dispositivos, salvo el caso especificado en el punto anterior para las</text:p>
      <text:p text:style-name="P2">imágenes en pantalla.</text:p>
      <text:p text:style-name="P2"/>
      <text:p text:style-name="P2"/>
      <text:p text:style-name="P2">11. Contesta a las siguientes cuestiones:</text:p>
      <text:p text:style-name="P2">a) Según lo que hemos visto en clase, ¿cuál es la propiedad CSS que se utiliza para separar elementos en CSS?</text:p>
      <text:p text:style-name="P16">Margin.</text:p>
      <text:p text:style-name="P2"/>
      <text:p text:style-name="P2">b) ¿<text:span text:style-name="T2">Q</text:span><text:span text:style-name="T1">ué</text:span> es el margin collapsing? ¿cuál es la distancia que queda cuando esto ocurre?</text:p>
      <text:p text:style-name="P16">Cuando los margins de 2 elementos colapsan entre ellos, su separación será siempre equivalente al margin mayor.</text:p>
      <text:p text:style-name="P2"/>
      <text:p text:style-name="P2">12. Realiza un fragmento de código en el que se pongan en uso todos los métodos de padding vistos en los apuntes de clase.</text:p>
      <text:p text:style-name="P2"/>
      <text:p text:style-name="P2"/>
      <text:p text:style-name="P2">13. Indica cuál es el ancho total de los siguientes elementos:</text:p>
      <text:p text:style-name="P2"/>
      <text:p text:style-name="P5">a) <text:span text:style-name="T3">1</text:span><text:span text:style-name="T4">7</text:span><text:span text:style-name="T3">0px</text:span></text:p>
      <text:p text:style-name="P5"/>
      <text:p text:style-name="P5">b) <text:span text:style-name="T3">210px</text:span></text:p>
      <text:p text:style-name="P18"/>
      <text:p text:style-name="P18"/>
      <text:p text:style-name="P5">14. Reescribe el siguiente código para que el elemento h1 sea de color verde. El resto de los elementos heredarán su valor de body.</text:p>
      <text:p text:style-name="P5"/>
      <text:p text:style-name="P8">body {<text:tab/>color: blue; }</text:p>
      <text:p text:style-name="P8"/>
      <text:p text:style-name="P8">h1 { color: green; 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3:21:35.144676351</meta:creation-date>
    <dc:date>2024-10-23T10:09:49.885172873</dc:date>
    <meta:editing-duration>PT2H33M31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3" meta:paragraph-count="63" meta:word-count="876" meta:character-count="5161" meta:non-whitespace-character-count="4345"/>
  </office:meta>
</office:document-meta>
</file>